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1e6f" officeooo:paragraph-rsid="001b1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kosraju algo for finding the connected components in a directed graph</text:p>
      <text:p text:style-name="P1"/>
      <text:p text:style-name="P1">#include &lt;bits/stdc++.h&gt;</text:p>
      <text:p text:style-name="P1">using namespace std;</text:p>
      <text:p text:style-name="P1">#define MOD 1000000007</text:p>
      <text:p text:style-name="P1">int i,j,k,l,n,m,cnt=1,vis[1000005];</text:p>
      <text:p text:style-name="P1">vector&lt;int&gt;v[1000005];</text:p>
      <text:p text:style-name="P1">vector&lt;int&gt;v1[1000005];</text:p>
      <text:p text:style-name="P1">vector&lt;int&gt;v2[1000005];</text:p>
      <text:p text:style-name="P1">stack&lt;int&gt;s;</text:p>
      <text:p text:style-name="P1">void order(int source)</text:p>
      <text:p text:style-name="P1">{</text:p>
      <text:p text:style-name="P1"><text:s text:c="4"/>vis[source]=1;</text:p>
      <text:p text:style-name="P1"><text:s text:c="4"/>for(int yu=0;yu&lt;v[source].size();yu++)</text:p>
      <text:p text:style-name="P1"><text:s text:c="4"/>{</text:p>
      <text:p text:style-name="P1"><text:s text:c="8"/>if(!vis[v[source][yu]])</text:p>
      <text:p text:style-name="P1"><text:s text:c="12"/>order(v[source][yu]);</text:p>
      <text:p text:style-name="P1"><text:s text:c="4"/>}</text:p>
      <text:p text:style-name="P1"><text:s text:c="4"/>s.push(source);</text:p>
      <text:p text:style-name="P1">}</text:p>
      <text:p text:style-name="P1">void dfs(int source,int val)</text:p>
      <text:p text:style-name="P1">{</text:p>
      <text:p text:style-name="P1"><text:s text:c="4"/>vis[source]=1;</text:p>
      <text:p text:style-name="P1"><text:s text:c="4"/>v2[val].push_back(source);</text:p>
      <text:p text:style-name="P1"><text:s text:c="4"/>for(int yu=0;yu&lt;v1[source].size();yu++)</text:p>
      <text:p text:style-name="P1"><text:s text:c="4"/>{</text:p>
      <text:p text:style-name="P1"><text:s text:c="8"/>if(!vis[v1[source][yu]])</text:p>
      <text:p text:style-name="P1"><text:s text:c="12"/>dfs(v1[source][yu],val);</text:p>
      <text:p text:style-name="P1"><text:s text:c="4"/>}</text:p>
      <text:p text:style-name="P1"><text:s text:c="4"/>return;</text:p>
      <text:p text:style-name="P1">}</text:p>
      <text:p text:style-name="P1">void check()</text:p>
      <text:p text:style-name="P1">{</text:p>
      <text:p text:style-name="P1"><text:s text:c="4"/>while(!s.empty())</text:p>
      <text:p text:style-name="P1"><text:s text:c="4"/>{</text:p>
      <text:p text:style-name="P1"><text:s text:c="8"/>int h=s.top();</text:p>
      <text:p text:style-name="P1"><text:s text:c="8"/>s.pop();</text:p>
      <text:p text:style-name="P1"><text:s text:c="8"/>if(!vis[h])</text:p>
      <text:p text:style-name="P1"><text:s text:c="8"/>{</text:p>
      <text:p text:style-name="P1"><text:s text:c="12"/>dfs(h,cnt);</text:p>
      <text:p text:style-name="P1"><text:s text:c="8"/><text:tab/>cnt++;</text:p>
      <text:p text:style-name="P1"><text:s text:c="8"/>}</text:p>
      <text:p text:style-name="P1"><text:s text:c="4"/>}</text:p>
      <text:p text:style-name="P1"><text:s text:c="4"/>return;</text:p>
      <text:p text:style-name="P1">}</text:p>
      <text:p text:style-name="P1">int main() </text:p>
      <text:p text:style-name="P1">{</text:p>
      <text:p text:style-name="P1"><text:s text:c="4"/>int num1,num2;</text:p>
      <text:p text:style-name="P1"><text:s text:c="4"/>cin&gt;&gt;n&gt;&gt;m;</text:p>
      <text:p text:style-name="P1"><text:s text:c="4"/>for(i=0;i&lt;m;i++)</text:p>
      <text:p text:style-name="P1"><text:s text:c="4"/>{</text:p>
      <text:p text:style-name="P1"><text:s text:c="8"/>cin&gt;&gt;num1&gt;&gt;num2;</text:p>
      <text:p text:style-name="P1"><text:soft-page-break/><text:s text:c="8"/>v[num1].push_back(num2);</text:p>
      <text:p text:style-name="P1"><text:s text:c="8"/>v1[num2].push_back(num1);</text:p>
      <text:p text:style-name="P1"><text:s text:c="4"/>}</text:p>
      <text:p text:style-name="P1"><text:s text:c="4"/>for(i=1;i&lt;=n;i++)</text:p>
      <text:p text:style-name="P1"><text:s text:c="4"/>{</text:p>
      <text:p text:style-name="P1"><text:s text:c="8"/>if(!vis[i])</text:p>
      <text:p text:style-name="P1"><text:s text:c="12"/>order(i);</text:p>
      <text:p text:style-name="P1"><text:s text:c="4"/>}</text:p>
      <text:p text:style-name="P1"><text:s text:c="4"/>memset(vis,0,sizeof(vis));</text:p>
      <text:p text:style-name="P1"><text:s text:c="4"/>check();</text:p>
      <text:p text:style-name="P1"><text:s text:c="4"/></text:p>
      <text:p text:style-name="P1"><text:s text:c="4"/>//displays number of connected components and also cycle present or not</text:p>
      <text:p text:style-name="P1"><text:s text:c="4"/>cout&lt;&lt;(cnt-1)&lt;&lt;endl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1.0.3$Windows_x86 LibreOffice_project/5e3e00a007d9b3b6efb6797a8b8e57b51ab1f737</meta:generator>
    <dc:date>2016-04-14T01:21:49.424000000</dc:date>
    <meta:document-statistic meta:table-count="0" meta:image-count="0" meta:object-count="0" meta:page-count="2" meta:paragraph-count="66" meta:word-count="103" meta:character-count="1201" meta:non-whitespace-character-count="901"/>
    <meta:user-defined meta:name="Info 1"/>
    <meta:user-defined meta:name="Info 2"/>
    <meta:user-defined meta:name="Info 3"/>
    <meta:user-defined meta:name="Info 4"/>
  </office:meta>
</office:document-meta>
</file>